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nectionManag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fig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pessoa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setor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usuario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.funcionari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.funcionari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Usuario, Pessoa</text:p>
          </table:table-cell>
          <table:table-cell office:value-type="string" calcext:value-type="string">
            <text:p>Pessoa, Serializable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, Usuario, UsuarioDAO, PessoaDAO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res.funcionario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terminais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, Setor, Setor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terminas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Grup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res.grupos</text:p>
          </table:table-cell>
          <table:table-cell office:value-type="string" calcext:value-type="string">
            <text:p>Grup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Grup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Reques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Connec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lientRequest, FuncionarioBLL, SetorB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Launch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nectionManager, ClientConne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08:54:41.9302160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7T09:10:07.811774182</dc:date>
    <dc:creator>Carlos Filho</dc:creator>
    <meta:editing-duration>PT1H47M23S</meta:editing-duration>
    <meta:editing-cycles>8</meta:editing-cycles>
    <meta:generator>LibreOffice/4.2.8.2$Linux_X86_64 LibreOffice_project/420m0$Build-2</meta:generator>
    <meta:document-statistic meta:table-count="1" meta:cell-count="195" meta:object-count="0"/>
  </office:meta>
</office:document-meta>
</file>